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4pt" style:font-size-asian="14pt" style:font-size-complex="14pt"/>
    </style:style>
    <style:style style:name="P2" style:family="paragraph" style:parent-style-name="Text_20_body">
      <style:text-properties style:font-name="Ubuntu" fo:font-size="14pt" officeooo:rsid="001825ec" officeooo:paragraph-rsid="001825ec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4pt" style:text-underline-style="none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Ubuntu" fo:font-size="14pt" officeooo:paragraph-rsid="001825ec" style:font-size-asian="14pt" style:font-size-complex="14pt"/>
    </style:style>
    <style:style style:name="P10" style:family="paragraph" style:parent-style-name="Text_20_body">
      <style:paragraph-properties fo:margin-left="0.635cm" fo:margin-right="0cm" fo:text-indent="0cm" style:auto-text-indent="false"/>
      <style:text-properties style:font-name="Ubuntu" fo:font-size="14pt" style:font-size-asian="14pt" style:font-size-complex="14pt"/>
    </style:style>
    <style:style style:name="P11" style:family="paragraph" style:parent-style-name="Text_20_body">
      <style:paragraph-properties fo:margin-left="0.635cm" fo:margin-right="0cm" fo:margin-top="0cm" fo:margin-bottom="0cm" loext:contextual-spacing="false" fo:line-height="24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5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5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84f1e" officeooo:paragraph-rsid="00184f1e" style:text-blinking="false" fo:background-color="transparent" style:font-size-asian="14pt" style:font-size-complex="14pt"/>
    </style:style>
    <style:style style:name="P14" style:family="paragraph" style:parent-style-name="Text_20_body" style:list-style-name="L5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a39ef" officeooo:paragraph-rsid="001a39ef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16" style:family="paragraph" style:parent-style-name="Text_20_body">
      <style:paragraph-properties fo:margin-left="0.635cm" fo:margin-right="0cm" fo:margin-top="0cm" fo:margin-bottom="0cm" loext:contextual-spacing="false" fo:line-height="240%" fo:text-indent="0cm" style:auto-text-indent="false" style:writing-mode="lr-tb"/>
      <style:text-properties style:font-name="Ubuntu" fo:font-size="14pt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style:text-underline-style="none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2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Ubuntu" fo:font-size="14pt" officeooo:paragraph-rsid="001825ec" style:font-size-asian="14pt" style:font-size-complex="14pt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line-height="138%" fo:text-indent="-6.35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38%" fo:text-indent="-6.35cm" style:auto-text-indent="false" fo:padding="0cm" fo:border="none" style:writing-mode="lr-tb"/>
      <style:text-properties style:font-name="Ubuntu" fo:font-size="14pt" style:font-size-asian="14pt" style:font-size-complex="14pt"/>
    </style:style>
    <style:style style:name="P23" style:family="paragraph" style:parent-style-name="Text_20_body" style:list-style-name="L7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1825ec" style:text-blinking="false" fo:background-color="transparent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officeooo:paragraph-rsid="001825ec" style:font-size-asian="14pt" style:font-size-complex="14pt"/>
    </style:style>
    <style:style style:name="P26" style:family="paragraph" style:parent-style-name="Text_20_body" style:list-style-name="L7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officeooo:paragraph-rsid="001825ec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25e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1eeec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officeooo:rsid="0018042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officeooo:rsid="001825e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18042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825e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#f1eeec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normal" officeooo:rsid="0018042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normal" officeooo:rsid="001825ec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25e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0428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1eeec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1804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1825ec" style:text-blinking="false" fo:background-color="transparent" loext:char-shading-value="0"/>
    </style:style>
    <style:style style:name="T22" style:family="text">
      <style:text-properties style:font-name="Arial" fo:font-size="12pt" fo:font-style="normal" fo:font-weight="normal"/>
    </style:style>
    <style:style style:name="T23" style:family="text">
      <style:text-properties style:font-name="Arial" fo:font-size="12pt" fo:font-style="normal" fo:font-weight="normal" officeooo:rsid="0017039c"/>
    </style:style>
    <style:style style:name="T24" style:family="text">
      <style:text-properties fo:font-size="12pt" fo:font-style="normal" fo:font-weight="normal"/>
    </style:style>
    <style:style style:name="T25" style:family="text">
      <style:text-properties fo:font-size="12pt" fo:font-style="normal" fo:font-weight="normal" officeooo:rsid="0017039c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normal" officeooo:rsid="0017039c"/>
    </style:style>
    <style:style style:name="T28" style:family="text">
      <style:text-properties fo:color="#369f47"/>
    </style:style>
    <style:style style:name="T29" style:family="text">
      <style:text-properties officeooo:rsid="0017039c"/>
    </style:style>
    <style:style style:name="T30" style:family="text">
      <style:text-properties officeooo:rsid="00180428"/>
    </style:style>
    <style:style style:name="T31" style:family="text">
      <style:text-properties officeooo:rsid="001825ec"/>
    </style:style>
    <style:style style:name="T32" style:family="text">
      <style:text-properties officeooo:rsid="001a39e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2838aa58-7fff-72a1-1246-e9f5d2d348fe"/>Curriculum Vitae</text:p>
      <text:p text:style-name="P3">Victor Nkuna</text:p>
      <text:list xml:id="list1783057598" text:style-name="L1">
        <text:list-item>
          <text:p text:style-name="P7">Personal details</text:p>
        </text:list-item>
      </text:list>
      <text:p text:style-name="P1"/>
      <text:p text:style-name="P15"><text:span text:style-name="T15">Surname: Nkuna</text:span></text:p>
      <text:p text:style-name="P15"><text:span text:style-name="T15">First names</text:span><text:span text:style-name="T7"> </text:span><text:span text:style-name="T15">: Victor</text:span></text:p>
      <text:p text:style-name="P15"><text:span text:style-name="T15">Gender</text:span><text:span text:style-name="T7"> </text:span><text:span text:style-name="T15">: Male</text:span></text:p>
      <text:p text:style-name="P15"><text:span text:style-name="T15">Identity number: 9601135886089</text:span></text:p>
      <text:p text:style-name="P1"/>
      <text:p text:style-name="P15"><text:span text:style-name="T15">Postal and Residential address:</text:span></text:p>
      <text:p text:style-name="P15"><text:span text:style-name="T15">Cellular number:+27760170851</text:span></text:p>
      <text:p text:style-name="P16"><text:span text:style-name="T15">E-mail address :</text:span><text:span text:style-name="T16">victor</text:span><text:span text:style-name="T19">.</text:span><text:span text:style-name="T20">nkuna@yahoo.com</text:span></text:p>
      <text:p text:style-name="P11">Alternative <text:span text:style-name="T31">E-mail:victor.nkuna@hotmail.com</text:span></text:p>
      <text:p text:style-name="P1"/>
      <text:p text:style-name="P15"><text:span text:style-name="T15">Home language Tsonga</text:span></text:p>
      <text:p text:style-name="P15"><text:span text:style-name="T15">Other language proficiency</text:span><text:span text:style-name="T7">  </text:span><text:span text:style-name="T15">: English-Speak-Write, isiZulu-Speak,Sepedi-Speak-Write Setswana-Speak,Sesotho-Speak,Xhosa-Speak</text:span></text:p>
      <text:p text:style-name="P1"/>
      <text:p text:style-name="P8"/>
      <text:p text:style-name="P24"><text:span text:style-name="T21">3.</text:span><text:span text:style-name="T19">Secondary Education</text:span></text:p>
      <text:p text:style-name="P1"/>
      <text:p text:style-name="P20"><text:span text:style-name="T15">School: Ngakana Secondary School</text:span></text:p>
      <text:p text:style-name="P25"><text:span text:style-name="T16">English </text:span><text:span text:style-name="T15">additional language, Sepedi home language, Physical Sciences, Agricultural Science, Mathematics, Life Science, Life Orientation</text:span></text:p>
      <text:p text:style-name="P21">Tertia</text:p>
      <text:p text:style-name="P1"/>
      <text:p text:style-name="P22"><text:span text:style-name="T15"/></text:p>
      <text:p text:style-name="P4"><text:span text:style-name="T31">4.</text:span>Attributes:</text:p>
      <text:p text:style-name="P1"/>
      <text:p text:style-name="P17"><text:soft-page-break/>I’m hard working, organised, sociable, open-minded and giving. My highly motivated qualities are attributes to my ability to associate well with people of different cultures, beliefs and personalities.</text:p>
      <text:p text:style-name="P1"><text:line-break/></text:p>
      <text:p text:style-name="P4"><text:span text:style-name="T31">5</text:span>.<text:span text:style-name="T31">A</text:span>chievements</text:p>
      <text:list xml:id="list1658202139" text:style-name="L5">
        <text:list-item>
          <text:p text:style-name="P12">Best learner in grade 12, 2014 being a top student in subjects: Agriculture Sciences, Life Sciences, Physical Sciences, English and Mathematics.</text:p>
        </text:list-item>
        <text:list-item>
          <text:p text:style-name="P12">Learners Representative Council (LRC) Vice President in 2012.</text:p>
        </text:list-item>
        <text:list-item>
          <text:p text:style-name="P12">Learners Representative Council (LRC) President in 2013.</text:p>
        </text:list-item>
        <text:list-item>
          <text:p text:style-name="P12">Professional presentation skills course certificate with Jen X People Strategies.</text:p>
        </text:list-item>
        <text:list-item>
          <text:p text:style-name="P14">Responsive Web Design Certificate(<text:a xlink:type="simple" xlink:href="https://www.freecodecamp.org/certification/fcc276718ef-256c-4c3e-a4c3-d8bfe61859cc/responsive-web-design" text:style-name="Internet_20_link" text:visited-style-name="Visited_20_Internet_20_Link">https://www.freecodecamp.org/certification/fcc276718ef-256c-4c3e-a4c3-d8bfe61859cc/responsive-web-design</text:a>)</text:p>
        </text:list-item>
        <text:list-item>
          <text:p text:style-name="P14"/>
        </text:list-item>
        <text:list-item>
          <text:p text:style-name="P13">SoloLearn HTML and JavaScript Certificate(<text:a xlink:type="simple" xlink:href="https://www.sololearn.com/play/html" text:style-name="Internet_20_link" text:visited-style-name="Visited_20_Internet_20_Link">https://www.sololearn.com/play/html</text:a> <text:s/>and <text:a xlink:type="simple" xlink:href="https://www.sololearn.com/Certificate/1024-16998995/pdf/" text:style-name="Internet_20_link" text:visited-style-name="Visited_20_Internet_20_Link">https://www.sololearn.com/Certificate/1024-16998995/pdf/</text:a> <text:span text:style-name="T32">)</text:span></text:p>
        </text:list-item>
      </text:list>
      <text:p text:style-name="P10"/>
      <text:p text:style-name="P8"><text:span text:style-name="T31">6.</text:span>Work Experience </text:p>
      <text:p text:style-name="P1"/>
      <text:p text:style-name="P17">Name of  the Institution: <text:span text:style-name="T29">Save Money Solutions</text:span></text:p>
      <text:p text:style-name="P18"><text:span text:style-name="T26">Position held  </text:span><text:span text:style-name="T27">Debt Review Agent</text:span></text:p>
      <text:p text:style-name="P17">Duration:<text:span text:style-name="T29">2</text:span><text:span text:style-name="T30">016-April to 2018-December</text:span></text:p>
      <text:p text:style-name="P18"/>
      <text:p text:style-name="P5"> </text:p>
      <text:p text:style-name="P2">7.References </text:p>
      <text:list xml:id="list3156746147" text:style-name="L7">
        <text:list-header>
          <text:p text:style-name="P26"><text:span text:style-name="T15"><text:s text:c="4"/>Name:</text:span><text:span text:style-name="T16">Constance Tandeka Xameni</text:span></text:p>
          <text:p text:style-name="P26"><text:span text:style-name="T15"><text:s text:c="4"/>Relation</text:span><text:span text:style-name="T7"> </text:span><text:span text:style-name="T15">:</text:span><text:span text:style-name="T16">Manager at Save Money Soluutions</text:span></text:p>
          <text:p text:style-name="P26"><text:span text:style-name="T15"><text:s text:c="3"/>Telephone numbers</text:span><text:span text:style-name="T7"> </text:span><text:span text:style-name="T8">a:</text:span><text:span text:style-name="T17">072 353 8344</text:span></text:p>
          <text:p text:style-name="P23"><text:soft-page-break/><text:s text:c="3"/>Email:<text:span text:style-name="T28"> </text:span>xameni36@gmail.com</text:p>
          <text:p text:style-name="P9"><text:span text:style-name="T18"/></text:p>
        </text:list-header>
      </text:list>
      <text:p text:style-name="P1"/>
      <text:p text:style-name="P19"><text:span text:style-name="T15">Name; Russel Edwards</text:span></text:p>
      <text:p text:style-name="P19"><text:span text:style-name="T15">Relation</text:span><text:span text:style-name="T7"> </text:span><text:span text:style-name="T15">: Course Coordinator @JenX people</text:span></text:p>
      <text:p text:style-name="P19"><text:span text:style-name="T15">Telephone numbers</text:span><text:span text:style-name="T7"> </text:span><text:span text:style-name="T8">a:</text:span><text:span text:style-name="T15">+27833038655</text:span></text:p>
      <text:p text:style-name="P17">Email  : russell@jenx.co.za</text:p>
      <text:p text:style-name="P1"/>
      <text:p text:style-name="P19"><text:span text:style-name="T15">Name</text:span><text:span text:style-name="T7"> </text:span><text:span text:style-name="T15">: Tandeka </text:span><text:span text:style-name="T16">Futshane</text:span></text:p>
      <text:p text:style-name="P19"><text:span text:style-name="T15">Relation</text:span><text:span text:style-name="T7"> </text:span><text:span text:style-name="T15">: Monitor at Siyaphambili orphanage</text:span></text:p>
      <text:p text:style-name="P19"><text:span text:style-name="T15">Telephone numbers</text:span><text:span text:style-name="T7"> </text:span><text:span text:style-name="T15">: +27829756807</text:span></text:p>
      <text:p text:style-name="P19"><text:span text:style-name="T15"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0:26:29.433320732</meta:creation-date>
    <dc:date>2020-11-19T11:47:00.890595546</dc:date>
    <meta:editing-duration>PT4M7S</meta:editing-duration>
    <meta:editing-cycles>1</meta:editing-cycles>
    <meta:document-statistic meta:table-count="0" meta:image-count="0" meta:object-count="0" meta:page-count="3" meta:paragraph-count="46" meta:word-count="220" meta:character-count="1970" meta:non-whitespace-character-count="1774"/>
    <meta:generator>LibreOffice/6.4.6.2$Linux_X86_64 LibreOffice_project/40$Build-2</meta:generator>
  </office:meta>
</office:document-meta>
</file>